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tab/><text:tab/><text:tab/><text:tab/></text:span><text:span text:style-name="T2">Picturize</text:span></text:p>
      <text:p text:style-name="P1"><text:span text:style-name="T3">Picturize is an APP designed for reviewing, uploading and downloading photos from Facebook albums. The functions of the APP are:</text:span></text:p>
      <text:p text:style-name="P1"><text:span text:style-name="T3"><text:tab/>- Login and logout into Facebook account</text:span></text:p>
      <text:p text:style-name="P1"><text:span text:style-name="T3"><text:tab/>- Review of user albums</text:span></text:p>
      <text:p text:style-name="P1"><text:span text:style-name="T3"><text:tab/>- Review of all the pictures inside albums (include caching of images if SD card is <text:tab/> <text:tab/>available, which makes the APP need only once to download the pictures).</text:span></text:p>
      <text:p text:style-name="P1"><text:span text:style-name="T3"><text:tab/>- Review of a single picture, including pinch and zoom (also includes caching).</text:span></text:p>
      <text:p text:style-name="P1"><text:span text:style-name="T3"><text:tab/>- Taking a picture and uploading to Facebook</text:span></text:p>
      <text:p text:style-name="P1"><text:span text:style-name="T3"><text:tab/>- Download Facebook pictures to your mobile (SD card needed)</text:span></text:p>
      <text:p text:style-name="P1"><text:span text:style-name="T4"/></text:p>
      <text:p text:style-name="P1"><text:span text:style-name="T5">There is nothing missing respect to my original plan, but there are some points that could be improved:</text:span></text:p>
      <text:p text:style-name="P1"><text:span text:style-name="T5"><text:tab/>- The APP has no progress bars while uploading/downloading the images, which would <text:tab/>make it much more comfortable for users.</text:span></text:p>
      <text:p text:style-name="P1"><text:span text:style-name="T5"><text:tab/>- All the images are downloaded at the same time using threads, which makes images <text:tab/>to load in a random order and may cause a little bit confusion to the users.</text:span></text:p>
      <text:p text:style-name="P1"><text:span text:style-name="T5"><text:tab/>- Images taken from the camera are always uploaded to facebook in Landscape <text:tab/>orientation.</text:span></text:p>
      <text:p text:style-name="P1"><text:span text:style-name="T6"/></text:p>
      <text:p text:style-name="P1"><text:span text:style-name="T7">To do this project, I've used the following libraries:</text:span></text:p>
      <text:p text:style-name="P1"><text:span text:style-name="T7">Android Universal Image Loader:<text:s/></text:span><text:a xlink:href="https://github.com/nostra13/Android-Universal-Image-Loader"><text:span text:style-name="T8">https://github.com/nostra13/Android-Universal-Image-Loader</text:span></text:a><text:span text:style-name="T9"/></text:p>
      <text:p text:style-name="P1"><text:span text:style-name="T9">Facebook SDK:<text:s/></text:span><text:a xlink:href="https://developers.facebook.com/android/"><text:span text:style-name="T10">https://developers.facebook.com/android/</text:span></text:a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